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table:style-name="Default" office:value-type="string" calcext:value-type="string">
            <text:p>I(T) (nA)</text:p>
          </table:table-cell>
          <table:table-cell table:style-name="Default"/>
          <table:table-cell/>
          <table:table-cell office:value-type="string" calcext:value-type="string">
            <text:p>Data for Root</text:p>
          </table:table-cell>
          <table:table-cell table:number-columns-repeated="3"/>
          <table:table-cell table:style-name="ce3"/>
          <table:table-cell table:number-columns-repeated="2"/>
          <table:table-cell table:style-name="ce5"/>
        </table:table-row>
        <table:table-row table:style-name="ro2">
          <table:table-cell office:value-type="time" office:time-value="PT17H36M56.208S" calcext:value-type="time">
            <text:p>17:36:56.21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117716" calcext:value-type="float">
            <text:p>1.18E-09</text:p>
          </table:table-cell>
          <table:table-cell table:formula="of:=[.C2]*10^9" office:value-type="float" office:value="1.17716" calcext:value-type="float">
            <text:p>1.18E+00</text:p>
          </table:table-cell>
          <table:table-cell table:number-columns-repeated="2"/>
          <table:table-cell office:value-type="string" calcext:value-type="string">
            <text:p>Vav (v)</text:p>
          </table:table-cell>
          <table:table-cell office:value-type="string" calcext:value-type="string">
            <text:p>Iav(T) (nA)</text:p>
          </table:table-cell>
          <table:table-cell office:value-type="string" calcext:value-type="string">
            <text:p>eVav (v)</text:p>
          </table:table-cell>
          <table:table-cell office:value-type="string" calcext:value-type="string">
            <text:p>eIav(T)</text:p>
          </table:table-cell>
          <table:table-cell table:number-columns-repeated="3"/>
          <table:table-cell table:style-name="ce4"/>
        </table:table-row>
        <table:table-row table:style-name="ro2">
          <table:table-cell office:value-type="time" office:time-value="PT17H36M57.917S" calcext:value-type="time">
            <text:p>17:36:57.92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08088796" calcext:value-type="float">
            <text:p>8.09E-10</text:p>
          </table:table-cell>
          <table:table-cell table:formula="of:=[.C3]*10^9" office:value-type="float" office:value="0.8088796" calcext:value-type="float">
            <text:p>8.09E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formula="of:=AVERAGE([.D2:.D6])" office:value-type="float" office:value="0.96356592" calcext:value-type="float">
            <text:p>9.64E-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:.D6])" office:value-type="float" office:value="0.162874770769991" calcext:value-type="float">
            <text:p>1.63E-01</text:p>
          </table:table-cell>
          <table:table-cell table:number-columns-repeated="4"/>
        </table:table-row>
        <table:table-row table:style-name="ro2">
          <table:table-cell office:value-type="time" office:time-value="PT17H36M59.628S" calcext:value-type="time">
            <text:p>17:36:59.63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1065152" calcext:value-type="float">
            <text:p>1.07E-09</text:p>
          </table:table-cell>
          <table:table-cell table:formula="of:=[.C4]*10^9" office:value-type="float" office:value="1.065152" calcext:value-type="float">
            <text:p>1.07E+00</text:p>
          </table:table-cell>
          <table:table-cell table:number-columns-repeated="10"/>
        </table:table-row>
        <table:table-row table:style-name="ro2">
          <table:table-cell office:value-type="time" office:time-value="PT17H37M01.338S" calcext:value-type="time">
            <text:p>17:37:01.34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08015767" calcext:value-type="float">
            <text:p>8.02E-10</text:p>
          </table:table-cell>
          <table:table-cell table:formula="of:=[.C5]*10^9" office:value-type="float" office:value="0.8015767" calcext:value-type="float">
            <text:p>8.02E-01</text:p>
          </table:table-cell>
          <table:table-cell table:number-columns-repeated="10"/>
        </table:table-row>
        <table:table-row table:style-name="ro2">
          <table:table-cell office:value-type="time" office:time-value="PT17H37M03.048S" calcext:value-type="time">
            <text:p>17:37:03.05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.0000000009650613" calcext:value-type="float">
            <text:p>9.65E-10</text:p>
          </table:table-cell>
          <table:table-cell table:formula="of:=[.C6]*10^9" office:value-type="float" office:value="0.9650613" calcext:value-type="float">
            <text:p>9.65E-01</text:p>
          </table:table-cell>
          <table:table-cell table:number-columns-repeated="10"/>
        </table:table-row>
        <table:table-row table:style-name="ro2">
          <table:table-cell office:value-type="time" office:time-value="PT17H37M13.787S" calcext:value-type="time">
            <text:p>17:37:13.79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1628517" calcext:value-type="float">
            <text:p>-1.63E-09</text:p>
          </table:table-cell>
          <table:table-cell table:formula="of:=[.C7]*10^9" office:value-type="float" office:value="-1.628517" calcext:value-type="float">
            <text:p>-1.63E+00</text:p>
          </table:table-cell>
          <table:table-cell table:number-columns-repeated="10"/>
        </table:table-row>
        <table:table-row table:style-name="ro2">
          <table:table-cell office:value-type="time" office:time-value="PT17H37M15.499S" calcext:value-type="time">
            <text:p>17:37:15.50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1398859" calcext:value-type="float">
            <text:p>-1.40E-09</text:p>
          </table:table-cell>
          <table:table-cell table:formula="of:=[.C8]*10^9" office:value-type="float" office:value="-1.398859" calcext:value-type="float">
            <text:p>-1.40E+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table:formula="of:=AVERAGE([.D7:.D11])" office:value-type="float" office:value="-1.3187192" calcext:value-type="float">
            <text:p>-1.32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:.D11])" office:value-type="float" office:value="0.213508564722121" calcext:value-type="float">
            <text:p>2.14E-01</text:p>
          </table:table-cell>
          <table:table-cell table:number-columns-repeated="4"/>
        </table:table-row>
        <table:table-row table:style-name="ro2">
          <table:table-cell office:value-type="time" office:time-value="PT17H37M17.21S" calcext:value-type="time">
            <text:p>17:37:17.21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132046" calcext:value-type="float">
            <text:p>-1.32E-09</text:p>
          </table:table-cell>
          <table:table-cell table:formula="of:=[.C9]*10^9" office:value-type="float" office:value="-1.32046" calcext:value-type="float">
            <text:p>-1.32E+00</text:p>
          </table:table-cell>
          <table:table-cell table:number-columns-repeated="10"/>
        </table:table-row>
        <table:table-row table:style-name="ro2">
          <table:table-cell office:value-type="time" office:time-value="PT17H37M18.92S" calcext:value-type="time">
            <text:p>17:37:18.92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1163114" calcext:value-type="float">
            <text:p>-1.16E-09</text:p>
          </table:table-cell>
          <table:table-cell table:formula="of:=[.C10]*10^9" office:value-type="float" office:value="-1.163114" calcext:value-type="float">
            <text:p>-1.16E+00</text:p>
          </table:table-cell>
          <table:table-cell table:number-columns-repeated="10"/>
        </table:table-row>
        <table:table-row table:style-name="ro2">
          <table:table-cell office:value-type="time" office:time-value="PT17H37M20.63S" calcext:value-type="time">
            <text:p>17:37:20.63</text:p>
          </table:table-cell>
          <table:table-cell table:style-name="ce2" office:value-type="float" office:value="-50" calcext:value-type="float">
            <text:p>-5.00E+01</text:p>
          </table:table-cell>
          <table:table-cell office:value-type="float" office:value="-0.000000001082646" calcext:value-type="float">
            <text:p>-1.08E-09</text:p>
          </table:table-cell>
          <table:table-cell table:formula="of:=[.C11]*10^9" office:value-type="float" office:value="-1.082646" calcext:value-type="float">
            <text:p>-1.08E+00</text:p>
          </table:table-cell>
          <table:table-cell table:number-columns-repeated="10"/>
        </table:table-row>
        <table:table-row table:style-name="ro2">
          <table:table-cell office:value-type="time" office:time-value="PT17H37M31.355S" calcext:value-type="time">
            <text:p>17:37:31.36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2548748" calcext:value-type="float">
            <text:p>-2.55E-09</text:p>
          </table:table-cell>
          <table:table-cell table:formula="of:=[.C12]*10^9" office:value-type="float" office:value="-2.548748" calcext:value-type="float">
            <text:p>-2.55E+00</text:p>
          </table:table-cell>
          <table:table-cell table:number-columns-repeated="10"/>
        </table:table-row>
        <table:table-row table:style-name="ro2">
          <table:table-cell office:value-type="time" office:time-value="PT17H37M33.064S" calcext:value-type="time">
            <text:p>17:37:33.06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2259785" calcext:value-type="float">
            <text:p>-2.26E-09</text:p>
          </table:table-cell>
          <table:table-cell table:formula="of:=[.C13]*10^9" office:value-type="float" office:value="-2.259785" calcext:value-type="float">
            <text:p>-2.26E+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4" table:formula="of:=AVERAGE([.D12:.D16])" office:value-type="float" office:value="-2.1870412" calcext:value-type="float">
            <text:p>-2.1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2:.D16])" office:value-type="float" office:value="0.231051775710987" calcext:value-type="float">
            <text:p>2.31E-01</text:p>
          </table:table-cell>
          <table:table-cell table:number-columns-repeated="4"/>
        </table:table-row>
        <table:table-row table:style-name="ro2">
          <table:table-cell office:value-type="time" office:time-value="PT17H37M34.774S" calcext:value-type="time">
            <text:p>17:37:34.77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2014721" calcext:value-type="float">
            <text:p>-2.01E-09</text:p>
          </table:table-cell>
          <table:table-cell table:formula="of:=[.C14]*10^9" office:value-type="float" office:value="-2.014721" calcext:value-type="float">
            <text:p>-2.01E+00</text:p>
          </table:table-cell>
          <table:table-cell table:number-columns-repeated="10"/>
        </table:table-row>
        <table:table-row table:style-name="ro2">
          <table:table-cell office:value-type="time" office:time-value="PT17H37M36.485S" calcext:value-type="time">
            <text:p>17:37:36.49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2137725" calcext:value-type="float">
            <text:p>-2.14E-09</text:p>
          </table:table-cell>
          <table:table-cell table:formula="of:=[.C15]*10^9" office:value-type="float" office:value="-2.137725" calcext:value-type="float">
            <text:p>-2.14E+00</text:p>
          </table:table-cell>
          <table:table-cell table:number-columns-repeated="10"/>
        </table:table-row>
        <table:table-row table:style-name="ro2">
          <table:table-cell office:value-type="time" office:time-value="PT17H37M38.195S" calcext:value-type="time">
            <text:p>17:37:38.20</text:p>
          </table:table-cell>
          <table:table-cell table:style-name="ce2" office:value-type="float" office:value="-100" calcext:value-type="float">
            <text:p>-1.00E+02</text:p>
          </table:table-cell>
          <table:table-cell office:value-type="float" office:value="-0.000000001974227" calcext:value-type="float">
            <text:p>-1.97E-09</text:p>
          </table:table-cell>
          <table:table-cell table:formula="of:=[.C16]*10^9" office:value-type="float" office:value="-1.974227" calcext:value-type="float">
            <text:p>-1.97E+00</text:p>
          </table:table-cell>
          <table:table-cell table:number-columns-repeated="10"/>
        </table:table-row>
        <table:table-row table:style-name="ro2">
          <table:table-cell office:value-type="time" office:time-value="PT17H37M48.915S" calcext:value-type="time">
            <text:p>17:37:48.92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3487005" calcext:value-type="float">
            <text:p>-3.49E-09</text:p>
          </table:table-cell>
          <table:table-cell table:formula="of:=[.C17]*10^9" office:value-type="float" office:value="-3.487005" calcext:value-type="float">
            <text:p>-3.49E+00</text:p>
          </table:table-cell>
          <table:table-cell table:number-columns-repeated="10"/>
        </table:table-row>
        <table:table-row table:style-name="ro2">
          <table:table-cell office:value-type="time" office:time-value="PT17H37M50.628S" calcext:value-type="time">
            <text:p>17:37:50.63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3166419" calcext:value-type="float">
            <text:p>-3.17E-09</text:p>
          </table:table-cell>
          <table:table-cell table:formula="of:=[.C18]*10^9" office:value-type="float" office:value="-3.166419" calcext:value-type="float">
            <text:p>-3.17E+0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4" table:formula="of:=AVERAGE([.D17:.D21])" office:value-type="float" office:value="-2.8243498" calcext:value-type="float">
            <text:p>-2.82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7:.D21])" office:value-type="float" office:value="0.505512445901384" calcext:value-type="float">
            <text:p>5.06E-01</text:p>
          </table:table-cell>
          <table:table-cell table:number-columns-repeated="4"/>
        </table:table-row>
        <table:table-row table:style-name="ro2">
          <table:table-cell office:value-type="time" office:time-value="PT17H37M52.339S" calcext:value-type="time">
            <text:p>17:37:52.34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2686107" calcext:value-type="float">
            <text:p>-2.69E-09</text:p>
          </table:table-cell>
          <table:table-cell table:formula="of:=[.C19]*10^9" office:value-type="float" office:value="-2.686107" calcext:value-type="float">
            <text:p>-2.69E+00</text:p>
          </table:table-cell>
          <table:table-cell table:number-columns-repeated="10"/>
        </table:table-row>
        <table:table-row table:style-name="ro2">
          <table:table-cell office:value-type="time" office:time-value="PT17H37M54.05S" calcext:value-type="time">
            <text:p>17:37:54.05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2580241" calcext:value-type="float">
            <text:p>-2.58E-09</text:p>
          </table:table-cell>
          <table:table-cell table:formula="of:=[.C20]*10^9" office:value-type="float" office:value="-2.580241" calcext:value-type="float">
            <text:p>-2.58E+00</text:p>
          </table:table-cell>
          <table:table-cell table:number-columns-repeated="10"/>
        </table:table-row>
        <table:table-row table:style-name="ro2">
          <table:table-cell office:value-type="time" office:time-value="PT17H37M55.761S" calcext:value-type="time">
            <text:p>17:37:55.76</text:p>
          </table:table-cell>
          <table:table-cell table:style-name="ce2" office:value-type="float" office:value="-150" calcext:value-type="float">
            <text:p>-1.50E+02</text:p>
          </table:table-cell>
          <table:table-cell office:value-type="float" office:value="-0.000000002201977" calcext:value-type="float">
            <text:p>-2.20E-09</text:p>
          </table:table-cell>
          <table:table-cell table:formula="of:=[.C21]*10^9" office:value-type="float" office:value="-2.201977" calcext:value-type="float">
            <text:p>-2.20E+00</text:p>
          </table:table-cell>
          <table:table-cell table:number-columns-repeated="10"/>
        </table:table-row>
        <table:table-row table:style-name="ro2">
          <table:table-cell office:value-type="time" office:time-value="PT17H38M06.496S" calcext:value-type="time">
            <text:p>17:38:06.50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404878" calcext:value-type="float">
            <text:p>-4.05E-09</text:p>
          </table:table-cell>
          <table:table-cell table:formula="of:=[.C22]*10^9" office:value-type="float" office:value="-4.04878" calcext:value-type="float">
            <text:p>-4.05E+00</text:p>
          </table:table-cell>
          <table:table-cell table:number-columns-repeated="10"/>
        </table:table-row>
        <table:table-row table:style-name="ro2">
          <table:table-cell office:value-type="time" office:time-value="PT17H38M08.21S" calcext:value-type="time">
            <text:p>17:38:08.21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3501523" calcext:value-type="float">
            <text:p>-3.50E-09</text:p>
          </table:table-cell>
          <table:table-cell table:formula="of:=[.C23]*10^9" office:value-type="float" office:value="-3.501523" calcext:value-type="float">
            <text:p>-3.50E+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4" table:formula="of:=AVERAGE([.D22:.D26])" office:value-type="float" office:value="-3.3153022" calcext:value-type="float">
            <text:p>-3.32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2:.D26])" office:value-type="float" office:value="0.464901687599324" calcext:value-type="float">
            <text:p>4.65E-01</text:p>
          </table:table-cell>
          <table:table-cell table:number-columns-repeated="4"/>
        </table:table-row>
        <table:table-row table:style-name="ro2">
          <table:table-cell office:value-type="time" office:time-value="PT17H38M09.921S" calcext:value-type="time">
            <text:p>17:38:09.92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3054193" calcext:value-type="float">
            <text:p>-3.05E-09</text:p>
          </table:table-cell>
          <table:table-cell table:formula="of:=[.C24]*10^9" office:value-type="float" office:value="-3.054193" calcext:value-type="float">
            <text:p>-3.05E+00</text:p>
          </table:table-cell>
          <table:table-cell table:number-columns-repeated="10"/>
        </table:table-row>
        <table:table-row table:style-name="ro2">
          <table:table-cell office:value-type="time" office:time-value="PT17H38M11.63S" calcext:value-type="time">
            <text:p>17:38:11.63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3044396" calcext:value-type="float">
            <text:p>-3.04E-09</text:p>
          </table:table-cell>
          <table:table-cell table:formula="of:=[.C25]*10^9" office:value-type="float" office:value="-3.044396" calcext:value-type="float">
            <text:p>-3.04E+00</text:p>
          </table:table-cell>
          <table:table-cell table:number-columns-repeated="10"/>
        </table:table-row>
        <table:table-row table:style-name="ro2">
          <table:table-cell office:value-type="time" office:time-value="PT17H38M13.34S" calcext:value-type="time">
            <text:p>17:38:13.34</text:p>
          </table:table-cell>
          <table:table-cell table:style-name="ce2" office:value-type="float" office:value="-200" calcext:value-type="float">
            <text:p>-2.00E+02</text:p>
          </table:table-cell>
          <table:table-cell office:value-type="float" office:value="-0.000000002927619" calcext:value-type="float">
            <text:p>-2.93E-09</text:p>
          </table:table-cell>
          <table:table-cell table:formula="of:=[.C26]*10^9" office:value-type="float" office:value="-2.927619" calcext:value-type="float">
            <text:p>-2.93E+00</text:p>
          </table:table-cell>
          <table:table-cell table:number-columns-repeated="10"/>
        </table:table-row>
        <table:table-row table:style-name="ro2">
          <table:table-cell office:value-type="time" office:time-value="PT17H38M24.077S" calcext:value-type="time">
            <text:p>17:38:24.08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4377727" calcext:value-type="float">
            <text:p>-4.38E-09</text:p>
          </table:table-cell>
          <table:table-cell table:formula="of:=[.C27]*10^9" office:value-type="float" office:value="-4.377727" calcext:value-type="float">
            <text:p>-4.38E+00</text:p>
          </table:table-cell>
          <table:table-cell table:number-columns-repeated="10"/>
        </table:table-row>
        <table:table-row table:style-name="ro2">
          <table:table-cell office:value-type="time" office:time-value="PT17H38M25.791S" calcext:value-type="time">
            <text:p>17:38:25.79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3865797" calcext:value-type="float">
            <text:p>-3.87E-09</text:p>
          </table:table-cell>
          <table:table-cell table:formula="of:=[.C28]*10^9" office:value-type="float" office:value="-3.865797" calcext:value-type="float">
            <text:p>-3.87E+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4" table:formula="of:=AVERAGE([.D27:.D31])" office:value-type="float" office:value="-3.7012194" calcext:value-type="float">
            <text:p>-3.7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27:.D31])" office:value-type="float" office:value="0.50234520452205" calcext:value-type="float">
            <text:p>5.02E-01</text:p>
          </table:table-cell>
          <table:table-cell table:number-columns-repeated="4"/>
        </table:table-row>
        <table:table-row table:style-name="ro2">
          <table:table-cell office:value-type="time" office:time-value="PT17H38M27.502S" calcext:value-type="time">
            <text:p>17:38:27.50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3832138" calcext:value-type="float">
            <text:p>-3.83E-09</text:p>
          </table:table-cell>
          <table:table-cell table:formula="of:=[.C29]*10^9" office:value-type="float" office:value="-3.832138" calcext:value-type="float">
            <text:p>-3.83E+00</text:p>
          </table:table-cell>
          <table:table-cell table:number-columns-repeated="10"/>
        </table:table-row>
        <table:table-row table:style-name="ro2">
          <table:table-cell office:value-type="time" office:time-value="PT17H38M29.212S" calcext:value-type="time">
            <text:p>17:38:29.21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334773" calcext:value-type="float">
            <text:p>-3.35E-09</text:p>
          </table:table-cell>
          <table:table-cell table:formula="of:=[.C30]*10^9" office:value-type="float" office:value="-3.34773" calcext:value-type="float">
            <text:p>-3.35E+00</text:p>
          </table:table-cell>
          <table:table-cell table:number-columns-repeated="10"/>
        </table:table-row>
        <table:table-row table:style-name="ro2">
          <table:table-cell office:value-type="time" office:time-value="PT17H38M30.922S" calcext:value-type="time">
            <text:p>17:38:30.92</text:p>
          </table:table-cell>
          <table:table-cell table:style-name="ce2" office:value-type="float" office:value="-250" calcext:value-type="float">
            <text:p>-2.50E+02</text:p>
          </table:table-cell>
          <table:table-cell office:value-type="float" office:value="-0.000000003082705" calcext:value-type="float">
            <text:p>-3.08E-09</text:p>
          </table:table-cell>
          <table:table-cell table:formula="of:=[.C31]*10^9" office:value-type="float" office:value="-3.082705" calcext:value-type="float">
            <text:p>-3.08E+00</text:p>
          </table:table-cell>
          <table:table-cell table:number-columns-repeated="10"/>
        </table:table-row>
        <table:table-row table:style-name="ro2">
          <table:table-cell office:value-type="time" office:time-value="PT17H38M41.643S" calcext:value-type="time">
            <text:p>17:38:41.64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446941" calcext:value-type="float">
            <text:p>-4.47E-09</text:p>
          </table:table-cell>
          <table:table-cell table:formula="of:=[.C32]*10^9" office:value-type="float" office:value="-4.46941" calcext:value-type="float">
            <text:p>-4.47E+00</text:p>
          </table:table-cell>
          <table:table-cell table:number-columns-repeated="10"/>
        </table:table-row>
        <table:table-row table:style-name="ro2">
          <table:table-cell office:value-type="time" office:time-value="PT17H38M43.356S" calcext:value-type="time">
            <text:p>17:38:43.36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4140625" calcext:value-type="float">
            <text:p>-4.14E-09</text:p>
          </table:table-cell>
          <table:table-cell table:formula="of:=[.C33]*10^9" office:value-type="float" office:value="-4.140625" calcext:value-type="float">
            <text:p>-4.14E+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4" table:formula="of:=AVERAGE([.D32:.D36])" office:value-type="float" office:value="-3.9269594" calcext:value-type="float">
            <text:p>-3.9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2:.D36])" office:value-type="float" office:value="0.449692978246603" calcext:value-type="float">
            <text:p>4.50E-01</text:p>
          </table:table-cell>
          <table:table-cell table:number-columns-repeated="4"/>
        </table:table-row>
        <table:table-row table:style-name="ro2">
          <table:table-cell office:value-type="time" office:time-value="PT17H38M45.066S" calcext:value-type="time">
            <text:p>17:38:45.07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4021513" calcext:value-type="float">
            <text:p>-4.02E-09</text:p>
          </table:table-cell>
          <table:table-cell table:formula="of:=[.C34]*10^9" office:value-type="float" office:value="-4.021513" calcext:value-type="float">
            <text:p>-4.02E+00</text:p>
          </table:table-cell>
          <table:table-cell table:number-columns-repeated="10"/>
        </table:table-row>
        <table:table-row table:style-name="ro2">
          <table:table-cell office:value-type="time" office:time-value="PT17H38M46.776S" calcext:value-type="time">
            <text:p>17:38:46.78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3723243" calcext:value-type="float">
            <text:p>-3.72E-09</text:p>
          </table:table-cell>
          <table:table-cell table:formula="of:=[.C35]*10^9" office:value-type="float" office:value="-3.723243" calcext:value-type="float">
            <text:p>-3.72E+00</text:p>
          </table:table-cell>
          <table:table-cell table:number-columns-repeated="10"/>
        </table:table-row>
        <table:table-row table:style-name="ro2">
          <table:table-cell office:value-type="time" office:time-value="PT17H38M48.487S" calcext:value-type="time">
            <text:p>17:38:48.49</text:p>
          </table:table-cell>
          <table:table-cell table:style-name="ce2" office:value-type="float" office:value="-300" calcext:value-type="float">
            <text:p>-3.00E+02</text:p>
          </table:table-cell>
          <table:table-cell office:value-type="float" office:value="-0.000000003280006" calcext:value-type="float">
            <text:p>-3.28E-09</text:p>
          </table:table-cell>
          <table:table-cell table:formula="of:=[.C36]*10^9" office:value-type="float" office:value="-3.280006" calcext:value-type="float">
            <text:p>-3.28E+00</text:p>
          </table:table-cell>
          <table:table-cell table:number-columns-repeated="10"/>
        </table:table-row>
        <table:table-row table:style-name="ro2">
          <table:table-cell office:value-type="time" office:time-value="PT17H38M59.213S" calcext:value-type="time">
            <text:p>17:38:59.21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4618679" calcext:value-type="float">
            <text:p>-4.62E-09</text:p>
          </table:table-cell>
          <table:table-cell table:formula="of:=[.C37]*10^9" office:value-type="float" office:value="-4.618679" calcext:value-type="float">
            <text:p>-4.62E+00</text:p>
          </table:table-cell>
          <table:table-cell table:number-columns-repeated="10"/>
        </table:table-row>
        <table:table-row table:style-name="ro2">
          <table:table-cell office:value-type="time" office:time-value="PT17H39M00.928S" calcext:value-type="time">
            <text:p>17:39:00.93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4203831" calcext:value-type="float">
            <text:p>-4.20E-09</text:p>
          </table:table-cell>
          <table:table-cell table:formula="of:=[.C38]*10^9" office:value-type="float" office:value="-4.203831" calcext:value-type="float">
            <text:p>-4.20E+0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style-name="ce4" table:formula="of:=AVERAGE([.D37:.D41])" office:value-type="float" office:value="-4.0044918" calcext:value-type="float">
            <text:p>-4.00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37:.D41])" office:value-type="float" office:value="0.39993664938925" calcext:value-type="float">
            <text:p>4.00E-01</text:p>
          </table:table-cell>
          <table:table-cell table:number-columns-repeated="4"/>
        </table:table-row>
        <table:table-row table:style-name="ro2">
          <table:table-cell office:value-type="time" office:time-value="PT17H39M02.639S" calcext:value-type="time">
            <text:p>17:39:02.64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3758292" calcext:value-type="float">
            <text:p>-3.76E-09</text:p>
          </table:table-cell>
          <table:table-cell table:formula="of:=[.C39]*10^9" office:value-type="float" office:value="-3.758292" calcext:value-type="float">
            <text:p>-3.76E+00</text:p>
          </table:table-cell>
          <table:table-cell table:number-columns-repeated="10"/>
        </table:table-row>
        <table:table-row table:style-name="ro2">
          <table:table-cell office:value-type="time" office:time-value="PT17H39M04.35S" calcext:value-type="time">
            <text:p>17:39:04.35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3746237" calcext:value-type="float">
            <text:p>-3.75E-09</text:p>
          </table:table-cell>
          <table:table-cell table:formula="of:=[.C40]*10^9" office:value-type="float" office:value="-3.746237" calcext:value-type="float">
            <text:p>-3.75E+00</text:p>
          </table:table-cell>
          <table:table-cell table:number-columns-repeated="10"/>
        </table:table-row>
        <table:table-row table:style-name="ro2">
          <table:table-cell office:value-type="time" office:time-value="PT17H39M06.061S" calcext:value-type="time">
            <text:p>17:39:06.06</text:p>
          </table:table-cell>
          <table:table-cell table:style-name="ce2" office:value-type="float" office:value="-350" calcext:value-type="float">
            <text:p>-3.50E+02</text:p>
          </table:table-cell>
          <table:table-cell office:value-type="float" office:value="-0.00000000369542" calcext:value-type="float">
            <text:p>-3.70E-09</text:p>
          </table:table-cell>
          <table:table-cell table:formula="of:=[.C41]*10^9" office:value-type="float" office:value="-3.69542" calcext:value-type="float">
            <text:p>-3.70E+00</text:p>
          </table:table-cell>
          <table:table-cell table:number-columns-repeated="10"/>
        </table:table-row>
        <table:table-row table:style-name="ro2">
          <table:table-cell office:value-type="time" office:time-value="PT17H39M16.784S" calcext:value-type="time">
            <text:p>17:39:16.78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4585954" calcext:value-type="float">
            <text:p>-4.59E-09</text:p>
          </table:table-cell>
          <table:table-cell table:formula="of:=[.C42]*10^9" office:value-type="float" office:value="-4.585954" calcext:value-type="float">
            <text:p>-4.59E+00</text:p>
          </table:table-cell>
          <table:table-cell table:number-columns-repeated="10"/>
        </table:table-row>
        <table:table-row table:style-name="ro2">
          <table:table-cell office:value-type="time" office:time-value="PT17H39M18.502S" calcext:value-type="time">
            <text:p>17:39:18.50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4467709" calcext:value-type="float">
            <text:p>-4.47E-09</text:p>
          </table:table-cell>
          <table:table-cell table:formula="of:=[.C43]*10^9" office:value-type="float" office:value="-4.467709" calcext:value-type="float">
            <text:p>-4.47E+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4" table:formula="of:=AVERAGE([.D42:.D46])" office:value-type="float" office:value="-4.1212764" calcext:value-type="float">
            <text:p>-4.12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42:.D46])" office:value-type="float" office:value="0.410456141268833" calcext:value-type="float">
            <text:p>4.10E-01</text:p>
          </table:table-cell>
          <table:table-cell table:number-columns-repeated="4"/>
        </table:table-row>
        <table:table-row table:style-name="ro2">
          <table:table-cell office:value-type="time" office:time-value="PT17H39M20.213S" calcext:value-type="time">
            <text:p>17:39:20.21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4113692" calcext:value-type="float">
            <text:p>-4.11E-09</text:p>
          </table:table-cell>
          <table:table-cell table:formula="of:=[.C44]*10^9" office:value-type="float" office:value="-4.113692" calcext:value-type="float">
            <text:p>-4.11E+00</text:p>
          </table:table-cell>
          <table:table-cell table:number-columns-repeated="10"/>
        </table:table-row>
        <table:table-row table:style-name="ro2">
          <table:table-cell office:value-type="time" office:time-value="PT17H39M21.924S" calcext:value-type="time">
            <text:p>17:39:21.92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3806323" calcext:value-type="float">
            <text:p>-3.81E-09</text:p>
          </table:table-cell>
          <table:table-cell table:formula="of:=[.C45]*10^9" office:value-type="float" office:value="-3.806323" calcext:value-type="float">
            <text:p>-3.81E+00</text:p>
          </table:table-cell>
          <table:table-cell table:number-columns-repeated="10"/>
        </table:table-row>
        <table:table-row table:style-name="ro2">
          <table:table-cell office:value-type="time" office:time-value="PT17H39M23.635S" calcext:value-type="time">
            <text:p>17:39:23.64</text:p>
          </table:table-cell>
          <table:table-cell table:style-name="ce2" office:value-type="float" office:value="-400" calcext:value-type="float">
            <text:p>-4.00E+02</text:p>
          </table:table-cell>
          <table:table-cell office:value-type="float" office:value="-0.000000003632704" calcext:value-type="float">
            <text:p>-3.63E-09</text:p>
          </table:table-cell>
          <table:table-cell table:formula="of:=[.C46]*10^9" office:value-type="float" office:value="-3.632704" calcext:value-type="float">
            <text:p>-3.63E+00</text:p>
          </table:table-cell>
          <table:table-cell table:number-columns-repeated="10"/>
        </table:table-row>
        <table:table-row table:style-name="ro2">
          <table:table-cell office:value-type="time" office:time-value="PT17H39M34.359S" calcext:value-type="time">
            <text:p>17:39:34.36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478104" calcext:value-type="float">
            <text:p>-4.78E-09</text:p>
          </table:table-cell>
          <table:table-cell table:formula="of:=[.C47]*10^9" office:value-type="float" office:value="-4.78104" calcext:value-type="float">
            <text:p>-4.78E+00</text:p>
          </table:table-cell>
          <table:table-cell table:number-columns-repeated="10"/>
        </table:table-row>
        <table:table-row table:style-name="ro2">
          <table:table-cell office:value-type="time" office:time-value="PT17H39M36.075S" calcext:value-type="time">
            <text:p>17:39:36.08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4351543" calcext:value-type="float">
            <text:p>-4.35E-09</text:p>
          </table:table-cell>
          <table:table-cell table:formula="of:=[.C48]*10^9" office:value-type="float" office:value="-4.351543" calcext:value-type="float">
            <text:p>-4.35E+0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style-name="ce4" table:formula="of:=AVERAGE([.D47:.D51])" office:value-type="float" office:value="-4.1415334" calcext:value-type="float">
            <text:p>-4.14E+00</text:p>
          </table:table-cell>
          <table:table-cell table:style-name="ce5" office:value-type="float" office:value="0.05" calcext:value-type="float">
            <text:p>0.05</text:p>
          </table:table-cell>
          <table:table-cell table:style-name="ce4" table:formula="of:=STDEV([.D47:.D51])" office:value-type="float" office:value="0.474931973323865" calcext:value-type="float">
            <text:p>4.75E-01</text:p>
          </table:table-cell>
          <table:table-cell table:number-columns-repeated="4"/>
        </table:table-row>
        <table:table-row table:style-name="ro2">
          <table:table-cell office:value-type="time" office:time-value="PT17H39M37.787S" calcext:value-type="time">
            <text:p>17:39:37.79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4223601" calcext:value-type="float">
            <text:p>-4.22E-09</text:p>
          </table:table-cell>
          <table:table-cell table:formula="of:=[.C49]*10^9" office:value-type="float" office:value="-4.223601" calcext:value-type="float">
            <text:p>-4.22E+00</text:p>
          </table:table-cell>
          <table:table-cell table:number-columns-repeated="10"/>
        </table:table-row>
        <table:table-row table:style-name="ro2">
          <table:table-cell office:value-type="time" office:time-value="PT17H39M39.498S" calcext:value-type="time">
            <text:p>17:39:39.50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374097" calcext:value-type="float">
            <text:p>-3.74E-09</text:p>
          </table:table-cell>
          <table:table-cell table:formula="of:=[.C50]*10^9" office:value-type="float" office:value="-3.74097" calcext:value-type="float">
            <text:p>-3.74E+00</text:p>
          </table:table-cell>
          <table:table-cell table:number-columns-repeated="10"/>
        </table:table-row>
        <table:table-row table:style-name="ro2">
          <table:table-cell office:value-type="time" office:time-value="PT17H39M41.209S" calcext:value-type="time">
            <text:p>17:39:41.21</text:p>
          </table:table-cell>
          <table:table-cell table:style-name="ce2" office:value-type="float" office:value="-450" calcext:value-type="float">
            <text:p>-4.50E+02</text:p>
          </table:table-cell>
          <table:table-cell office:value-type="float" office:value="-0.000000003610513" calcext:value-type="float">
            <text:p>-3.61E-09</text:p>
          </table:table-cell>
          <table:table-cell table:formula="of:=[.C51]*10^9" office:value-type="float" office:value="-3.610513" calcext:value-type="float">
            <text:p>-3.61E+00</text:p>
          </table:table-cell>
          <table:table-cell table:number-columns-repeated="10"/>
        </table:table-row>
        <table:table-row table:style-name="ro2">
          <table:table-cell office:value-type="time" office:time-value="PT17H39M51.932S" calcext:value-type="time">
            <text:p>17:39:51.93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4777957" calcext:value-type="float">
            <text:p>-4.78E-09</text:p>
          </table:table-cell>
          <table:table-cell table:formula="of:=[.C52]*10^9" office:value-type="float" office:value="-4.777957" calcext:value-type="float">
            <text:p>-4.78E+00</text:p>
          </table:table-cell>
          <table:table-cell table:number-columns-repeated="10"/>
        </table:table-row>
        <table:table-row table:style-name="ro2">
          <table:table-cell office:value-type="time" office:time-value="PT17H39M53.649S" calcext:value-type="time">
            <text:p>17:39:53.65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4297913" calcext:value-type="float">
            <text:p>-4.30E-09</text:p>
          </table:table-cell>
          <table:table-cell table:formula="of:=[.C53]*10^9" office:value-type="float" office:value="-4.297913" calcext:value-type="float">
            <text:p>-4.30E+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table:formula="of:=AVERAGE([.D52:.D56])" office:value-type="float" office:value="-4.281938" calcext:value-type="float">
            <text:p>-4.28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2:.D56])" office:value-type="float" office:value="0.302672085628985" calcext:value-type="float">
            <text:p>3.03E-01</text:p>
          </table:table-cell>
          <table:table-cell table:number-columns-repeated="4"/>
        </table:table-row>
        <table:table-row table:style-name="ro2">
          <table:table-cell office:value-type="time" office:time-value="PT17H39M55.361S" calcext:value-type="time">
            <text:p>17:39:55.36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4248038" calcext:value-type="float">
            <text:p>-4.25E-09</text:p>
          </table:table-cell>
          <table:table-cell table:formula="of:=[.C54]*10^9" office:value-type="float" office:value="-4.248038" calcext:value-type="float">
            <text:p>-4.25E+00</text:p>
          </table:table-cell>
          <table:table-cell table:number-columns-repeated="10"/>
        </table:table-row>
        <table:table-row table:style-name="ro2">
          <table:table-cell office:value-type="time" office:time-value="PT17H39M57.072S" calcext:value-type="time">
            <text:p>17:39:57.07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4091447" calcext:value-type="float">
            <text:p>-4.09E-09</text:p>
          </table:table-cell>
          <table:table-cell table:formula="of:=[.C55]*10^9" office:value-type="float" office:value="-4.091447" calcext:value-type="float">
            <text:p>-4.09E+00</text:p>
          </table:table-cell>
          <table:table-cell table:number-columns-repeated="10"/>
        </table:table-row>
        <table:table-row table:style-name="ro2">
          <table:table-cell office:value-type="time" office:time-value="PT17H39M58.782S" calcext:value-type="time">
            <text:p>17:39:58.78</text:p>
          </table:table-cell>
          <table:table-cell table:style-name="ce2" office:value-type="float" office:value="-500" calcext:value-type="float">
            <text:p>-5.00E+02</text:p>
          </table:table-cell>
          <table:table-cell office:value-type="float" office:value="-0.000000003994335" calcext:value-type="float">
            <text:p>-3.99E-09</text:p>
          </table:table-cell>
          <table:table-cell table:formula="of:=[.C56]*10^9" office:value-type="float" office:value="-3.994335" calcext:value-type="float">
            <text:p>-3.99E+00</text:p>
          </table:table-cell>
          <table:table-cell table:number-columns-repeated="10"/>
        </table:table-row>
        <table:table-row table:style-name="ro2">
          <table:table-cell office:value-type="time" office:time-value="PT17H40M09.504S" calcext:value-type="time">
            <text:p>17:40:09.50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798696" calcext:value-type="float">
            <text:p>-4.80E-09</text:p>
          </table:table-cell>
          <table:table-cell table:formula="of:=[.C57]*10^9" office:value-type="float" office:value="-4.798696" calcext:value-type="float">
            <text:p>-4.80E+00</text:p>
          </table:table-cell>
          <table:table-cell table:number-columns-repeated="10"/>
        </table:table-row>
        <table:table-row table:style-name="ro2">
          <table:table-cell office:value-type="time" office:time-value="PT17H40M11.221S" calcext:value-type="time">
            <text:p>17:40:11.22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726579" calcext:value-type="float">
            <text:p>-4.73E-09</text:p>
          </table:table-cell>
          <table:table-cell table:formula="of:=[.C58]*10^9" office:value-type="float" office:value="-4.726579" calcext:value-type="float">
            <text:p>-4.73E+0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style-name="ce4" table:formula="of:=AVERAGE([.D57:.D61])" office:value-type="float" office:value="-4.5273512" calcext:value-type="float">
            <text:p>-4.5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57:.D61])" office:value-type="float" office:value="0.24655709613333" calcext:value-type="float">
            <text:p>2.47E-01</text:p>
          </table:table-cell>
          <table:table-cell table:number-columns-repeated="4"/>
        </table:table-row>
        <table:table-row table:style-name="ro2">
          <table:table-cell office:value-type="time" office:time-value="PT17H40M12.932S" calcext:value-type="time">
            <text:p>17:40:12.93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56349" calcext:value-type="float">
            <text:p>-4.56E-09</text:p>
          </table:table-cell>
          <table:table-cell table:formula="of:=[.C59]*10^9" office:value-type="float" office:value="-4.56349" calcext:value-type="float">
            <text:p>-4.56E+00</text:p>
          </table:table-cell>
          <table:table-cell table:number-columns-repeated="10"/>
        </table:table-row>
        <table:table-row table:style-name="ro2">
          <table:table-cell office:value-type="time" office:time-value="PT17H40M14.643S" calcext:value-type="time">
            <text:p>17:40:14.64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282874" calcext:value-type="float">
            <text:p>-4.28E-09</text:p>
          </table:table-cell>
          <table:table-cell table:formula="of:=[.C60]*10^9" office:value-type="float" office:value="-4.282874" calcext:value-type="float">
            <text:p>-4.28E+00</text:p>
          </table:table-cell>
          <table:table-cell table:number-columns-repeated="10"/>
        </table:table-row>
        <table:table-row table:style-name="ro2">
          <table:table-cell office:value-type="time" office:time-value="PT17H40M16.353S" calcext:value-type="time">
            <text:p>17:40:16.35</text:p>
          </table:table-cell>
          <table:table-cell table:style-name="ce2" office:value-type="float" office:value="-550" calcext:value-type="float">
            <text:p>-5.50E+02</text:p>
          </table:table-cell>
          <table:table-cell office:value-type="float" office:value="-0.000000004265117" calcext:value-type="float">
            <text:p>-4.27E-09</text:p>
          </table:table-cell>
          <table:table-cell table:formula="of:=[.C61]*10^9" office:value-type="float" office:value="-4.265117" calcext:value-type="float">
            <text:p>-4.27E+00</text:p>
          </table:table-cell>
          <table:table-cell table:number-columns-repeated="10"/>
        </table:table-row>
        <table:table-row table:style-name="ro2">
          <table:table-cell office:value-type="time" office:time-value="PT17H40M27.074S" calcext:value-type="time">
            <text:p>17:40:27.07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5137076" calcext:value-type="float">
            <text:p>-5.14E-09</text:p>
          </table:table-cell>
          <table:table-cell table:formula="of:=[.C62]*10^9" office:value-type="float" office:value="-5.137076" calcext:value-type="float">
            <text:p>-5.14E+00</text:p>
          </table:table-cell>
          <table:table-cell table:number-columns-repeated="10"/>
        </table:table-row>
        <table:table-row table:style-name="ro2">
          <table:table-cell office:value-type="time" office:time-value="PT17H40M28.792S" calcext:value-type="time">
            <text:p>17:40:28.79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5176589" calcext:value-type="float">
            <text:p>-5.18E-09</text:p>
          </table:table-cell>
          <table:table-cell table:formula="of:=[.C63]*10^9" office:value-type="float" office:value="-5.176589" calcext:value-type="float">
            <text:p>-5.18E+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4" table:formula="of:=AVERAGE([.D62:.D66])" office:value-type="float" office:value="-4.9362396" calcext:value-type="float">
            <text:p>-4.94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2:.D66])" office:value-type="float" office:value="0.252080917026259" calcext:value-type="float">
            <text:p>2.52E-01</text:p>
          </table:table-cell>
          <table:table-cell table:number-columns-repeated="4"/>
        </table:table-row>
        <table:table-row table:style-name="ro2">
          <table:table-cell office:value-type="time" office:time-value="PT17H40M30.503S" calcext:value-type="time">
            <text:p>17:40:30.50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5007169" calcext:value-type="float">
            <text:p>-5.01E-09</text:p>
          </table:table-cell>
          <table:table-cell table:formula="of:=[.C64]*10^9" office:value-type="float" office:value="-5.007169" calcext:value-type="float">
            <text:p>-5.01E+00</text:p>
          </table:table-cell>
          <table:table-cell table:number-columns-repeated="10"/>
        </table:table-row>
        <table:table-row table:style-name="ro2">
          <table:table-cell office:value-type="time" office:time-value="PT17H40M32.213S" calcext:value-type="time">
            <text:p>17:40:32.21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4779967" calcext:value-type="float">
            <text:p>-4.78E-09</text:p>
          </table:table-cell>
          <table:table-cell table:formula="of:=[.C65]*10^9" office:value-type="float" office:value="-4.779967" calcext:value-type="float">
            <text:p>-4.78E+00</text:p>
          </table:table-cell>
          <table:table-cell table:number-columns-repeated="10"/>
        </table:table-row>
        <table:table-row table:style-name="ro2">
          <table:table-cell office:value-type="time" office:time-value="PT17H40M33.923S" calcext:value-type="time">
            <text:p>17:40:33.92</text:p>
          </table:table-cell>
          <table:table-cell table:style-name="ce2" office:value-type="float" office:value="-600" calcext:value-type="float">
            <text:p>-6.00E+02</text:p>
          </table:table-cell>
          <table:table-cell office:value-type="float" office:value="-0.000000004580397" calcext:value-type="float">
            <text:p>-4.58E-09</text:p>
          </table:table-cell>
          <table:table-cell table:formula="of:=[.C66]*10^9" office:value-type="float" office:value="-4.580397" calcext:value-type="float">
            <text:p>-4.58E+00</text:p>
          </table:table-cell>
          <table:table-cell table:number-columns-repeated="10"/>
        </table:table-row>
        <table:table-row table:style-name="ro2">
          <table:table-cell office:value-type="time" office:time-value="PT17H40M44.646S" calcext:value-type="time">
            <text:p>17:40:44.65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6166141" calcext:value-type="float">
            <text:p>-6.17E-09</text:p>
          </table:table-cell>
          <table:table-cell table:formula="of:=[.C67]*10^9" office:value-type="float" office:value="-6.166141" calcext:value-type="float">
            <text:p>-6.17E+00</text:p>
          </table:table-cell>
          <table:table-cell table:number-columns-repeated="10"/>
        </table:table-row>
        <table:table-row table:style-name="ro2">
          <table:table-cell office:value-type="time" office:time-value="PT17H40M46.361S" calcext:value-type="time">
            <text:p>17:40:46.36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592881" calcext:value-type="float">
            <text:p>-5.59E-09</text:p>
          </table:table-cell>
          <table:table-cell table:formula="of:=[.C68]*10^9" office:value-type="float" office:value="-5.592881" calcext:value-type="float">
            <text:p>-5.59E+0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style-name="ce4" table:formula="of:=AVERAGE([.D67:.D71])" office:value-type="float" office:value="-5.6302704" calcext:value-type="float">
            <text:p>-5.63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67:.D71])" office:value-type="float" office:value="0.310694116046313" calcext:value-type="float">
            <text:p>3.11E-01</text:p>
          </table:table-cell>
          <table:table-cell table:number-columns-repeated="4"/>
        </table:table-row>
        <table:table-row table:style-name="ro2">
          <table:table-cell office:value-type="time" office:time-value="PT17H40M48.072S" calcext:value-type="time">
            <text:p>17:40:48.07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55884" calcext:value-type="float">
            <text:p>-5.56E-09</text:p>
          </table:table-cell>
          <table:table-cell table:formula="of:=[.C69]*10^9" office:value-type="float" office:value="-5.55884" calcext:value-type="float">
            <text:p>-5.56E+00</text:p>
          </table:table-cell>
          <table:table-cell table:number-columns-repeated="10"/>
        </table:table-row>
        <table:table-row table:style-name="ro2">
          <table:table-cell office:value-type="time" office:time-value="PT17H40M49.783S" calcext:value-type="time">
            <text:p>17:40:49.78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391451" calcext:value-type="float">
            <text:p>-5.39E-09</text:p>
          </table:table-cell>
          <table:table-cell table:formula="of:=[.C70]*10^9" office:value-type="float" office:value="-5.391451" calcext:value-type="float">
            <text:p>-5.39E+00</text:p>
          </table:table-cell>
          <table:table-cell table:number-columns-repeated="10"/>
        </table:table-row>
        <table:table-row table:style-name="ro2">
          <table:table-cell office:value-type="time" office:time-value="PT17H40M51.494S" calcext:value-type="time">
            <text:p>17:40:51.49</text:p>
          </table:table-cell>
          <table:table-cell table:style-name="ce2" office:value-type="float" office:value="-650" calcext:value-type="float">
            <text:p>-6.50E+02</text:p>
          </table:table-cell>
          <table:table-cell office:value-type="float" office:value="-0.000000005442039" calcext:value-type="float">
            <text:p>-5.44E-09</text:p>
          </table:table-cell>
          <table:table-cell table:formula="of:=[.C71]*10^9" office:value-type="float" office:value="-5.442039" calcext:value-type="float">
            <text:p>-5.44E+00</text:p>
          </table:table-cell>
          <table:table-cell table:number-columns-repeated="10"/>
        </table:table-row>
        <table:table-row table:style-name="ro2">
          <table:table-cell office:value-type="time" office:time-value="PT17H41M02.219S" calcext:value-type="time">
            <text:p>17:41:02.22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7397912" calcext:value-type="float">
            <text:p>-7.40E-09</text:p>
          </table:table-cell>
          <table:table-cell table:formula="of:=[.C72]*10^9" office:value-type="float" office:value="-7.397912" calcext:value-type="float">
            <text:p>-7.40E+00</text:p>
          </table:table-cell>
          <table:table-cell table:number-columns-repeated="10"/>
        </table:table-row>
        <table:table-row table:style-name="ro2">
          <table:table-cell office:value-type="time" office:time-value="PT17H41M03.936S" calcext:value-type="time">
            <text:p>17:41:03.94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728052" calcext:value-type="float">
            <text:p>-7.28E-09</text:p>
          </table:table-cell>
          <table:table-cell table:formula="of:=[.C73]*10^9" office:value-type="float" office:value="-7.28052" calcext:value-type="float">
            <text:p>-7.28E+00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style-name="ce4" table:formula="of:=AVERAGE([.D72:.D76])" office:value-type="float" office:value="-7.0914504" calcext:value-type="float">
            <text:p>-7.09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2:.D76])" office:value-type="float" office:value="0.269344773457366" calcext:value-type="float">
            <text:p>2.69E-01</text:p>
          </table:table-cell>
          <table:table-cell table:number-columns-repeated="4"/>
        </table:table-row>
        <table:table-row table:style-name="ro2">
          <table:table-cell office:value-type="time" office:time-value="PT17H41M05.647S" calcext:value-type="time">
            <text:p>17:41:05.65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714416" calcext:value-type="float">
            <text:p>-7.14E-09</text:p>
          </table:table-cell>
          <table:table-cell table:formula="of:=[.C74]*10^9" office:value-type="float" office:value="-7.14416" calcext:value-type="float">
            <text:p>-7.14E+00</text:p>
          </table:table-cell>
          <table:table-cell table:number-columns-repeated="10"/>
        </table:table-row>
        <table:table-row table:style-name="ro2">
          <table:table-cell office:value-type="time" office:time-value="PT17H41M07.358S" calcext:value-type="time">
            <text:p>17:41:07.36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6878396" calcext:value-type="float">
            <text:p>-6.88E-09</text:p>
          </table:table-cell>
          <table:table-cell table:formula="of:=[.C75]*10^9" office:value-type="float" office:value="-6.878396" calcext:value-type="float">
            <text:p>-6.88E+00</text:p>
          </table:table-cell>
          <table:table-cell table:number-columns-repeated="10"/>
        </table:table-row>
        <table:table-row table:style-name="ro2">
          <table:table-cell office:value-type="time" office:time-value="PT17H41M09.069S" calcext:value-type="time">
            <text:p>17:41:09.07</text:p>
          </table:table-cell>
          <table:table-cell table:style-name="ce2" office:value-type="float" office:value="-700" calcext:value-type="float">
            <text:p>-7.00E+02</text:p>
          </table:table-cell>
          <table:table-cell office:value-type="float" office:value="-0.000000006756264" calcext:value-type="float">
            <text:p>-6.76E-09</text:p>
          </table:table-cell>
          <table:table-cell table:formula="of:=[.C76]*10^9" office:value-type="float" office:value="-6.756264" calcext:value-type="float">
            <text:p>-6.76E+00</text:p>
          </table:table-cell>
          <table:table-cell table:number-columns-repeated="10"/>
        </table:table-row>
        <table:table-row table:style-name="ro2">
          <table:table-cell office:value-type="time" office:time-value="PT17H41M19.797S" calcext:value-type="time">
            <text:p>17:41:19.80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969627" calcext:value-type="float">
            <text:p>-9.97E-09</text:p>
          </table:table-cell>
          <table:table-cell table:formula="of:=[.C77]*10^9" office:value-type="float" office:value="-9.969627" calcext:value-type="float">
            <text:p>-9.97E+00</text:p>
          </table:table-cell>
          <table:table-cell table:number-columns-repeated="10"/>
        </table:table-row>
        <table:table-row table:style-name="ro2">
          <table:table-cell office:value-type="time" office:time-value="PT17H41M21.511S" calcext:value-type="time">
            <text:p>17:41:21.51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734098" calcext:value-type="float">
            <text:p>-9.73E-09</text:p>
          </table:table-cell>
          <table:table-cell table:formula="of:=[.C78]*10^9" office:value-type="float" office:value="-9.734098" calcext:value-type="float">
            <text:p>-9.73E+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style-name="ce4" table:formula="of:=AVERAGE([.D77:.D81])" office:value-type="float" office:value="-9.67815" calcext:value-type="float">
            <text:p>-9.68E+00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77:.D81])" office:value-type="float" office:value="0.187271700856002" calcext:value-type="float">
            <text:p>1.87E-01</text:p>
          </table:table-cell>
          <table:table-cell table:number-columns-repeated="4"/>
        </table:table-row>
        <table:table-row table:style-name="ro2">
          <table:table-cell office:value-type="time" office:time-value="PT17H41M23.222S" calcext:value-type="time">
            <text:p>17:41:23.22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621472" calcext:value-type="float">
            <text:p>-9.62E-09</text:p>
          </table:table-cell>
          <table:table-cell table:formula="of:=[.C79]*10^9" office:value-type="float" office:value="-9.621472" calcext:value-type="float">
            <text:p>-9.62E+00</text:p>
          </table:table-cell>
          <table:table-cell table:number-columns-repeated="10"/>
        </table:table-row>
        <table:table-row table:style-name="ro2">
          <table:table-cell office:value-type="time" office:time-value="PT17H41M24.933S" calcext:value-type="time">
            <text:p>17:41:24.93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590718" calcext:value-type="float">
            <text:p>-9.59E-09</text:p>
          </table:table-cell>
          <table:table-cell table:formula="of:=[.C80]*10^9" office:value-type="float" office:value="-9.590718" calcext:value-type="float">
            <text:p>-9.59E+00</text:p>
          </table:table-cell>
          <table:table-cell table:number-columns-repeated="10"/>
        </table:table-row>
        <table:table-row table:style-name="ro2">
          <table:table-cell office:value-type="time" office:time-value="PT17H41M26.643S" calcext:value-type="time">
            <text:p>17:41:26.64</text:p>
          </table:table-cell>
          <table:table-cell table:style-name="ce2" office:value-type="float" office:value="-750" calcext:value-type="float">
            <text:p>-7.50E+02</text:p>
          </table:table-cell>
          <table:table-cell office:value-type="float" office:value="-0.000000009474835" calcext:value-type="float">
            <text:p>-9.47E-09</text:p>
          </table:table-cell>
          <table:table-cell table:formula="of:=[.C81]*10^9" office:value-type="float" office:value="-9.474835" calcext:value-type="float">
            <text:p>-9.47E+00</text:p>
          </table:table-cell>
          <table:table-cell table:number-columns-repeated="10"/>
        </table:table-row>
        <table:table-row table:style-name="ro2">
          <table:table-cell office:value-type="time" office:time-value="PT17H41M37.368S" calcext:value-type="time">
            <text:p>17:41:37.37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49714" calcext:value-type="float">
            <text:p>-1.50E-08</text:p>
          </table:table-cell>
          <table:table-cell table:formula="of:=[.C82]*10^9" office:value-type="float" office:value="-14.9714" calcext:value-type="float">
            <text:p>-1.50E+01</text:p>
          </table:table-cell>
          <table:table-cell table:number-columns-repeated="10"/>
        </table:table-row>
        <table:table-row table:style-name="ro2">
          <table:table-cell office:value-type="time" office:time-value="PT17H41M39.086S" calcext:value-type="time">
            <text:p>17:41:39.09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458158" calcext:value-type="float">
            <text:p>-1.46E-08</text:p>
          </table:table-cell>
          <table:table-cell table:formula="of:=[.C83]*10^9" office:value-type="float" office:value="-14.58158" calcext:value-type="float">
            <text:p>-1.46E+0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4" table:formula="of:=AVERAGE([.D82:.D86])" office:value-type="float" office:value="-14.582778" calcext:value-type="float">
            <text:p>-1.46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2:.D86])" office:value-type="float" office:value="0.256307744947358" calcext:value-type="float">
            <text:p>2.56E-01</text:p>
          </table:table-cell>
          <table:table-cell table:number-columns-repeated="4"/>
        </table:table-row>
        <table:table-row table:style-name="ro2">
          <table:table-cell office:value-type="time" office:time-value="PT17H41M40.797S" calcext:value-type="time">
            <text:p>17:41:40.80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45397" calcext:value-type="float">
            <text:p>-1.45E-08</text:p>
          </table:table-cell>
          <table:table-cell table:formula="of:=[.C84]*10^9" office:value-type="float" office:value="-14.5397" calcext:value-type="float">
            <text:p>-1.45E+01</text:p>
          </table:table-cell>
          <table:table-cell table:number-columns-repeated="10"/>
        </table:table-row>
        <table:table-row table:style-name="ro2">
          <table:table-cell office:value-type="time" office:time-value="PT17H41M42.508S" calcext:value-type="time">
            <text:p>17:41:42.51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456967" calcext:value-type="float">
            <text:p>-1.46E-08</text:p>
          </table:table-cell>
          <table:table-cell table:formula="of:=[.C85]*10^9" office:value-type="float" office:value="-14.56967" calcext:value-type="float">
            <text:p>-1.46E+01</text:p>
          </table:table-cell>
          <table:table-cell table:number-columns-repeated="10"/>
        </table:table-row>
        <table:table-row table:style-name="ro2">
          <table:table-cell office:value-type="time" office:time-value="PT17H41M44.219S" calcext:value-type="time">
            <text:p>17:41:44.22</text:p>
          </table:table-cell>
          <table:table-cell table:style-name="ce2" office:value-type="float" office:value="-800" calcext:value-type="float">
            <text:p>-8.00E+02</text:p>
          </table:table-cell>
          <table:table-cell office:value-type="float" office:value="-0.00000001425154" calcext:value-type="float">
            <text:p>-1.43E-08</text:p>
          </table:table-cell>
          <table:table-cell table:formula="of:=[.C86]*10^9" office:value-type="float" office:value="-14.25154" calcext:value-type="float">
            <text:p>-1.43E+01</text:p>
          </table:table-cell>
          <table:table-cell table:number-columns-repeated="10"/>
        </table:table-row>
        <table:table-row table:style-name="ro2">
          <table:table-cell office:value-type="time" office:time-value="PT17H41M54.933S" calcext:value-type="time">
            <text:p>17:41:54.93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244166" calcext:value-type="float">
            <text:p>-2.24E-08</text:p>
          </table:table-cell>
          <table:table-cell table:formula="of:=[.C87]*10^9" office:value-type="float" office:value="-22.44166" calcext:value-type="float">
            <text:p>-2.24E+01</text:p>
          </table:table-cell>
          <table:table-cell table:number-columns-repeated="10"/>
        </table:table-row>
        <table:table-row table:style-name="ro2">
          <table:table-cell office:value-type="time" office:time-value="PT17H41M56.644S" calcext:value-type="time">
            <text:p>17:41:56.64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219887" calcext:value-type="float">
            <text:p>-2.22E-08</text:p>
          </table:table-cell>
          <table:table-cell table:formula="of:=[.C88]*10^9" office:value-type="float" office:value="-22.19887" calcext:value-type="float">
            <text:p>-2.22E+01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table:style-name="ce4" table:formula="of:=AVERAGE([.D87:.D91])" office:value-type="float" office:value="-22.155268" calcext:value-type="float">
            <text:p>-2.22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87:.D91])" office:value-type="float" office:value="0.195416992531356" calcext:value-type="float">
            <text:p>1.95E-01</text:p>
          </table:table-cell>
          <table:table-cell table:number-columns-repeated="4"/>
        </table:table-row>
        <table:table-row table:style-name="ro2">
          <table:table-cell office:value-type="time" office:time-value="PT17H41M58.356S" calcext:value-type="time">
            <text:p>17:41:58.36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218974" calcext:value-type="float">
            <text:p>-2.22E-08</text:p>
          </table:table-cell>
          <table:table-cell table:formula="of:=[.C89]*10^9" office:value-type="float" office:value="-22.18974" calcext:value-type="float">
            <text:p>-2.22E+01</text:p>
          </table:table-cell>
          <table:table-cell table:number-columns-repeated="10"/>
        </table:table-row>
        <table:table-row table:style-name="ro2">
          <table:table-cell office:value-type="time" office:time-value="PT17H42M00.067S" calcext:value-type="time">
            <text:p>17:42:00.07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199777" calcext:value-type="float">
            <text:p>-2.20E-08</text:p>
          </table:table-cell>
          <table:table-cell table:formula="of:=[.C90]*10^9" office:value-type="float" office:value="-21.99777" calcext:value-type="float">
            <text:p>-2.20E+01</text:p>
          </table:table-cell>
          <table:table-cell table:number-columns-repeated="10"/>
        </table:table-row>
        <table:table-row table:style-name="ro2">
          <table:table-cell office:value-type="time" office:time-value="PT17H42M01.778S" calcext:value-type="time">
            <text:p>17:42:01.78</text:p>
          </table:table-cell>
          <table:table-cell table:style-name="ce2" office:value-type="float" office:value="-850" calcext:value-type="float">
            <text:p>-8.50E+02</text:p>
          </table:table-cell>
          <table:table-cell office:value-type="float" office:value="-0.0000000219483" calcext:value-type="float">
            <text:p>-2.19E-08</text:p>
          </table:table-cell>
          <table:table-cell table:formula="of:=[.C91]*10^9" office:value-type="float" office:value="-21.9483" calcext:value-type="float">
            <text:p>-2.19E+01</text:p>
          </table:table-cell>
          <table:table-cell table:number-columns-repeated="10"/>
        </table:table-row>
        <table:table-row table:style-name="ro2">
          <table:table-cell office:value-type="time" office:time-value="PT17H42M12.492S" calcext:value-type="time">
            <text:p>17:42:12.49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3317194" calcext:value-type="float">
            <text:p>-3.32E-08</text:p>
          </table:table-cell>
          <table:table-cell table:formula="of:=[.C92]*10^9" office:value-type="float" office:value="-33.17194" calcext:value-type="float">
            <text:p>-3.32E+01</text:p>
          </table:table-cell>
          <table:table-cell table:number-columns-repeated="10"/>
        </table:table-row>
        <table:table-row table:style-name="ro2">
          <table:table-cell office:value-type="time" office:time-value="PT17H42M14.203S" calcext:value-type="time">
            <text:p>17:42:14.20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3295169" calcext:value-type="float">
            <text:p>-3.30E-08</text:p>
          </table:table-cell>
          <table:table-cell table:formula="of:=[.C93]*10^9" office:value-type="float" office:value="-32.95169" calcext:value-type="float">
            <text:p>-3.30E+0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4" table:formula="of:=AVERAGE([.D92:.D96])" office:value-type="float" office:value="-32.828878" calcext:value-type="float">
            <text:p>-3.28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2:.D96])" office:value-type="float" office:value="0.227974779899005" calcext:value-type="float">
            <text:p>2.28E-01</text:p>
          </table:table-cell>
          <table:table-cell table:number-columns-repeated="4"/>
        </table:table-row>
        <table:table-row table:style-name="ro2">
          <table:table-cell office:value-type="time" office:time-value="PT17H42M15.914S" calcext:value-type="time">
            <text:p>17:42:15.91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3270481" calcext:value-type="float">
            <text:p>-3.27E-08</text:p>
          </table:table-cell>
          <table:table-cell table:formula="of:=[.C94]*10^9" office:value-type="float" office:value="-32.70481" calcext:value-type="float">
            <text:p>-3.27E+01</text:p>
          </table:table-cell>
          <table:table-cell table:number-columns-repeated="10"/>
        </table:table-row>
        <table:table-row table:style-name="ro2">
          <table:table-cell office:value-type="time" office:time-value="PT17H42M17.625S" calcext:value-type="time">
            <text:p>17:42:17.63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3268354" calcext:value-type="float">
            <text:p>-3.27E-08</text:p>
          </table:table-cell>
          <table:table-cell table:formula="of:=[.C95]*10^9" office:value-type="float" office:value="-32.68354" calcext:value-type="float">
            <text:p>-3.27E+01</text:p>
          </table:table-cell>
          <table:table-cell table:number-columns-repeated="10"/>
        </table:table-row>
        <table:table-row table:style-name="ro2">
          <table:table-cell office:value-type="time" office:time-value="PT17H42M19.336S" calcext:value-type="time">
            <text:p>17:42:19.34</text:p>
          </table:table-cell>
          <table:table-cell table:style-name="ce2" office:value-type="float" office:value="-900" calcext:value-type="float">
            <text:p>-9.00E+02</text:p>
          </table:table-cell>
          <table:table-cell office:value-type="float" office:value="-0.00000003263241" calcext:value-type="float">
            <text:p>-3.26E-08</text:p>
          </table:table-cell>
          <table:table-cell table:formula="of:=[.C96]*10^9" office:value-type="float" office:value="-32.63241" calcext:value-type="float">
            <text:p>-3.26E+01</text:p>
          </table:table-cell>
          <table:table-cell table:number-columns-repeated="10"/>
        </table:table-row>
        <table:table-row table:style-name="ro2">
          <table:table-cell office:value-type="time" office:time-value="PT17H42M30.063S" calcext:value-type="time">
            <text:p>17:42:30.06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761262" calcext:value-type="float">
            <text:p>-4.76E-08</text:p>
          </table:table-cell>
          <table:table-cell table:formula="of:=[.C97]*10^9" office:value-type="float" office:value="-47.61262" calcext:value-type="float">
            <text:p>-4.76E+01</text:p>
          </table:table-cell>
          <table:table-cell table:number-columns-repeated="10"/>
        </table:table-row>
        <table:table-row table:style-name="ro2">
          <table:table-cell office:value-type="time" office:time-value="PT17H42M31.778S" calcext:value-type="time">
            <text:p>17:42:31.78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746761" calcext:value-type="float">
            <text:p>-4.75E-08</text:p>
          </table:table-cell>
          <table:table-cell table:formula="of:=[.C98]*10^9" office:value-type="float" office:value="-47.46761" calcext:value-type="float">
            <text:p>-4.75E+01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style-name="ce4" table:formula="of:=AVERAGE([.D97:.D101])" office:value-type="float" office:value="-47.31088" calcext:value-type="float">
            <text:p>-4.73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97:.D101])" office:value-type="float" office:value="0.275943130010515" calcext:value-type="float">
            <text:p>2.76E-01</text:p>
          </table:table-cell>
          <table:table-cell table:number-columns-repeated="4"/>
        </table:table-row>
        <table:table-row table:style-name="ro2">
          <table:table-cell office:value-type="time" office:time-value="PT17H42M33.489S" calcext:value-type="time">
            <text:p>17:42:33.49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742249" calcext:value-type="float">
            <text:p>-4.74E-08</text:p>
          </table:table-cell>
          <table:table-cell table:formula="of:=[.C99]*10^9" office:value-type="float" office:value="-47.42249" calcext:value-type="float">
            <text:p>-4.74E+01</text:p>
          </table:table-cell>
          <table:table-cell table:number-columns-repeated="10"/>
        </table:table-row>
        <table:table-row table:style-name="ro2">
          <table:table-cell office:value-type="time" office:time-value="PT17H42M35.2S" calcext:value-type="time">
            <text:p>17:42:35.20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710955" calcext:value-type="float">
            <text:p>-4.71E-08</text:p>
          </table:table-cell>
          <table:table-cell table:formula="of:=[.C100]*10^9" office:value-type="float" office:value="-47.10955" calcext:value-type="float">
            <text:p>-4.71E+01</text:p>
          </table:table-cell>
          <table:table-cell table:number-columns-repeated="10"/>
        </table:table-row>
        <table:table-row table:style-name="ro2">
          <table:table-cell office:value-type="time" office:time-value="PT17H42M36.911S" calcext:value-type="time">
            <text:p>17:42:36.91</text:p>
          </table:table-cell>
          <table:table-cell table:style-name="ce2" office:value-type="float" office:value="-950" calcext:value-type="float">
            <text:p>-9.50E+02</text:p>
          </table:table-cell>
          <table:table-cell office:value-type="float" office:value="-0.00000004694213" calcext:value-type="float">
            <text:p>-4.69E-08</text:p>
          </table:table-cell>
          <table:table-cell table:formula="of:=[.C101]*10^9" office:value-type="float" office:value="-46.94213" calcext:value-type="float">
            <text:p>-4.69E+01</text:p>
          </table:table-cell>
          <table:table-cell table:number-columns-repeated="10"/>
        </table:table-row>
        <table:table-row table:style-name="ro2">
          <table:table-cell office:value-type="time" office:time-value="PT17H42M47.639S" calcext:value-type="time">
            <text:p>17:42:47.64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6747009" calcext:value-type="float">
            <text:p>-6.75E-08</text:p>
          </table:table-cell>
          <table:table-cell table:formula="of:=[.C102]*10^9" office:value-type="float" office:value="-67.47009" calcext:value-type="float">
            <text:p>-6.75E+01</text:p>
          </table:table-cell>
          <table:table-cell table:number-columns-repeated="10"/>
        </table:table-row>
        <table:table-row table:style-name="ro2">
          <table:table-cell office:value-type="time" office:time-value="PT17H42M49.353S" calcext:value-type="time">
            <text:p>17:42:49.35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672865" calcext:value-type="float">
            <text:p>-6.73E-08</text:p>
          </table:table-cell>
          <table:table-cell table:formula="of:=[.C103]*10^9" office:value-type="float" office:value="-67.2865" calcext:value-type="float">
            <text:p>-6.73E+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4" table:formula="of:=AVERAGE([.D102:.D106])" office:value-type="float" office:value="-67.109774" calcext:value-type="float">
            <text:p>-6.71E+01</text:p>
          </table:table-cell>
          <table:table-cell office:value-type="float" office:value="0.05" calcext:value-type="float">
            <text:p>0.05</text:p>
          </table:table-cell>
          <table:table-cell table:style-name="ce4" table:formula="of:=STDEV([.D102:.D106])" office:value-type="float" office:value="0.265036466226818" calcext:value-type="float">
            <text:p>2.65E-01</text:p>
          </table:table-cell>
          <table:table-cell table:number-columns-repeated="4"/>
        </table:table-row>
        <table:table-row table:style-name="ro2">
          <table:table-cell office:value-type="time" office:time-value="PT17H42M51.064S" calcext:value-type="time">
            <text:p>17:42:51.06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6700841" calcext:value-type="float">
            <text:p>-6.70E-08</text:p>
          </table:table-cell>
          <table:table-cell table:formula="of:=[.C104]*10^9" office:value-type="float" office:value="-67.00841" calcext:value-type="float">
            <text:p>-6.70E+01</text:p>
          </table:table-cell>
          <table:table-cell table:number-columns-repeated="10"/>
        </table:table-row>
        <table:table-row table:style-name="ro2">
          <table:table-cell office:value-type="time" office:time-value="PT17H42M52.775S" calcext:value-type="time">
            <text:p>17:42:52.78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6697777" calcext:value-type="float">
            <text:p>-6.70E-08</text:p>
          </table:table-cell>
          <table:table-cell table:formula="of:=[.C105]*10^9" office:value-type="float" office:value="-66.97777" calcext:value-type="float">
            <text:p>-6.70E+01</text:p>
          </table:table-cell>
          <table:table-cell table:number-columns-repeated="10"/>
        </table:table-row>
        <table:table-row table:style-name="ro2">
          <table:table-cell office:value-type="time" office:time-value="PT17H42M54.485S" calcext:value-type="time">
            <text:p>17:42:54.49</text:p>
          </table:table-cell>
          <table:table-cell table:style-name="ce2" office:value-type="float" office:value="-1000" calcext:value-type="float">
            <text:p>-1.00E+03</text:p>
          </table:table-cell>
          <table:table-cell office:value-type="float" office:value="-0.0000000668061" calcext:value-type="float">
            <text:p>-6.68E-08</text:p>
          </table:table-cell>
          <table:table-cell table:formula="of:=[.C106]*10^9" office:value-type="float" office:value="-66.8061" calcext:value-type="float">
            <text:p>-6.68E+01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 table:number-rows-repeated="3">
          <table:table-cell table:number-columns-repeated="14"/>
        </table:table-row>
        <table:table-row table:style-name="ro1" table:number-rows-repeated="9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6:11:22.967564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48:22.802418763</meta:creation-date>
    <dc:date>2018-11-08T16:11:46.768797391</dc:date>
    <meta:editing-duration>PT5H40M12S</meta:editing-duration>
    <meta:editing-cycles>12</meta:editing-cycles>
    <meta:generator>LibreOffice/5.3.6.1$Linux_X86_64 LibreOffice_project/30$Build-1</meta:generator>
    <meta:document-statistic meta:table-count="1" meta:cell-count="512" meta:object-count="0"/>
  </office:meta>
</office:document-meta>
</file>